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508cm" fo:min-width="3.68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7cm" fo:min-width="0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custom-shape draw:style-name="gr1" draw:text-style-name="P1" draw:layer="layout" svg:width="3.683cm" svg:height="0.508cm" svg:x="3.286cm" svg:y="2.36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.159cm" svg:y1="2.335cm" svg:x2="7.096cm" svg:y2="2.335cm">
            <text:p/>
          </draw:line>
          <draw:line draw:style-name="gr2" draw:text-style-name="P2" draw:layer="layout" svg:x1="3.159cm" svg:y1="0.835cm" svg:x2="7.096cm" svg:y2="0.835cm">
            <text:p/>
          </draw:line>
          <draw:frame draw:style-name="gr3" draw:text-style-name="P3" draw:layer="layout" svg:width="0.963cm" svg:height="0.357cm" svg:x="7.404cm" svg:y="2.135cm">
            <draw:text-box>
              <text:p>zlev(1)</text:p>
            </draw:text-box>
          </draw:frame>
          <draw:frame draw:style-name="gr3" draw:text-style-name="P3" draw:layer="layout" svg:width="2.225cm" svg:height="0.357cm" svg:x="7.404cm" svg:y="0.638cm">
            <draw:text-box>
              <text:p>zlev(2), rhobarz</text:p>
            </draw:text-box>
          </draw:frame>
          <draw:frame draw:style-name="gr4" draw:text-style-name="P3" draw:layer="layout" svg:width="3.175cm" svg:height="0.713cm" svg:x="0.135cm" svg:y="0.611cm">
            <draw:text-box>
              <text:p>wa, fraca, wd, fracd,<text:line-break/>wh, wt, wo<text:span text:style-name="T1">…</text:span></text:p>
            </draw:text-box>
          </draw:frame>
          <draw:line draw:style-name="gr5" draw:text-style-name="P2" draw:layer="layout" svg:x1="3.159cm" svg:y1="1.635cm" svg:x2="7.096cm" svg:y2="1.635cm">
            <text:p/>
          </draw:line>
          <draw:frame draw:style-name="gr3" draw:text-style-name="P3" draw:layer="layout" svg:width="2.487cm" svg:height="0.357cm" svg:x="7.377cm" svg:y="1.373cm">
            <draw:text-box>
              <text:p>zh, zu, zv, zo, rho</text:p>
            </draw:text-box>
          </draw:frame>
          <draw:line draw:style-name="gr5" draw:text-style-name="P2" draw:layer="layout" svg:x1="3.159cm" svg:y1="0.135cm" svg:x2="7.096cm" svg:y2="0.13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21:41:41.465362150</meta:creation-date>
    <meta:editing-duration>PT6M48S</meta:editing-duration>
    <meta:editing-cycles>4</meta:editing-cycles>
    <meta:generator>LibreOffice/6.0.7.3$Linux_X86_64 LibreOffice_project/00m0$Build-3</meta:generator>
    <dc:title>graphiques</dc:title>
    <meta:initial-creator>Lionel Guez</meta:initial-creator>
    <dc:date>2020-02-27T21:48:30.261391607</dc:date>
    <dc:creator>Lionel Guez</dc:creator>
    <meta:document-statistic meta:object-count="10"/>
  </office:meta>
</office:document-meta>
</file>